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ToLocalBuildAction.writeFile( String staging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riteToLocalBuildAction.act( Redirector redirector ,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